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Preformatted_20_Text">
      <style:text-properties officeooo:rsid="0011aaa4" officeooo:paragraph-rsid="0011aaa4"/>
    </style:style>
    <style:style style:name="P3" style:family="paragraph" style:parent-style-name="Preformatted_20_Text">
      <style:text-properties officeooo:paragraph-rsid="0011aaa4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rsid="00014e0f" officeooo:paragraph-rsid="00014e0f"/>
    </style:style>
    <style:style style:name="P6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7" style:family="paragraph" style:parent-style-name="Standard" style:list-style-name="L1">
      <style:text-properties officeooo:rsid="00001011" officeooo:paragraph-rsid="00014e0f"/>
    </style:style>
    <style:style style:name="P8" style:family="paragraph" style:parent-style-name="Standard" style:list-style-name="L1">
      <style:text-properties officeooo:rsid="00001011" officeooo:paragraph-rsid="00001011"/>
    </style:style>
    <style:style style:name="P9" style:family="paragraph" style:parent-style-name="Standard" style:list-style-name="L1">
      <style:text-properties officeooo:rsid="0006193c" officeooo:paragraph-rsid="0006193c"/>
    </style:style>
    <style:style style:name="P10" style:family="paragraph" style:parent-style-name="Standard" style:list-style-name="L1">
      <style:text-properties officeooo:rsid="00075a96" officeooo:paragraph-rsid="00075a96"/>
    </style:style>
    <style:style style:name="P11" style:family="paragraph" style:parent-style-name="Standard" style:list-style-name="L2">
      <style:text-properties officeooo:rsid="0007b5d8" officeooo:paragraph-rsid="0007b5d8"/>
    </style:style>
    <style:style style:name="P12" style:family="paragraph" style:parent-style-name="Standard" style:list-style-name="L2">
      <style:text-properties officeooo:rsid="00080011" officeooo:paragraph-rsid="00080011"/>
    </style:style>
    <style:style style:name="P13" style:family="paragraph" style:parent-style-name="Standard">
      <style:text-properties officeooo:rsid="00080011" officeooo:paragraph-rsid="00080011"/>
    </style:style>
    <style:style style:name="P14" style:family="paragraph" style:parent-style-name="Standard">
      <style:text-properties officeooo:paragraph-rsid="000e9ac9"/>
    </style:style>
    <style:style style:name="P15" style:family="paragraph" style:parent-style-name="Standard">
      <style:text-properties officeooo:rsid="0010582c" officeooo:paragraph-rsid="0010582c"/>
    </style:style>
    <style:style style:name="P16" style:family="paragraph" style:parent-style-name="Standard">
      <style:text-properties officeooo:rsid="00117a34" officeooo:paragraph-rsid="00117a34"/>
    </style:style>
    <style:style style:name="P17" style:family="paragraph" style:parent-style-name="Standard">
      <style:text-properties officeooo:rsid="0011aaa4" officeooo:paragraph-rsid="0011aaa4"/>
    </style:style>
    <style:style style:name="P18" style:family="paragraph" style:parent-style-name="Standard">
      <style:text-properties officeooo:paragraph-rsid="00139cb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3c50"/>
    </style:style>
    <style:style style:name="T5" style:family="text">
      <style:text-properties fo:color="#000000" style:font-name="Monospace" fo:font-size="12pt" style:font-size-asian="12pt"/>
    </style:style>
    <style:style style:name="T6" style:family="text">
      <style:text-properties fo:color="#000000" style:font-name="Monospace" fo:font-size="12pt" officeooo:rsid="000bb761" style:font-size-asian="12pt"/>
    </style:style>
    <style:style style:name="T7" style:family="text">
      <style:text-properties fo:color="#000000" style:font-name="Monospace" fo:font-size="12pt" officeooo:rsid="00080011" style:font-size-asian="12pt"/>
    </style:style>
    <style:style style:name="T8" style:family="text">
      <style:text-properties fo:color="#000000" style:font-name="Monospace" fo:font-size="12pt" officeooo:rsid="000cf324" style:font-size-asian="12pt"/>
    </style:style>
    <style:style style:name="T9" style:family="text">
      <style:text-properties fo:color="#000000" style:font-name="Monospace" fo:font-size="12pt" officeooo:rsid="000ef56b" style:font-size-asian="12pt"/>
    </style:style>
    <style:style style:name="T10" style:family="text">
      <style:text-properties fo:color="#000000" style:font-name="Monospace" fo:font-size="12pt" officeooo:rsid="00117a34" style:font-size-asian="12pt"/>
    </style:style>
    <style:style style:name="T11" style:family="text">
      <style:text-properties fo:color="#000000" style:font-name="Monospace" fo:font-size="12pt" officeooo:rsid="0011aaa4" style:font-size-asian="12pt"/>
    </style:style>
    <style:style style:name="T12" style:family="text">
      <style:text-properties fo:color="#000000" style:font-name="Monospace" fo:font-size="12pt" officeooo:rsid="0011aaa4" style:font-name-asian="Noto Sans Mono CJK SC" style:font-size-asian="12pt" style:font-name-complex="Liberation Mono" style:font-size-complex="10pt"/>
    </style:style>
    <style:style style:name="T13" style:family="text">
      <style:text-properties fo:color="#000000" fo:font-size="12pt" style:font-size-asian="12pt"/>
    </style:style>
    <style:style style:name="T14" style:family="text">
      <style:text-properties officeooo:rsid="0011aa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62068811" text:style-name="L1">
        <text:list-item>
          <text:p text:style-name="P5">Aus /<text:span text:style-name="T1">etc/e</text:span><text:span text:style-name="T2">nvironment die PYTHONPATH Variable gelöscht</text:span></text:p>
          <text:p text:style-name="P6"/>
        </text:list-item>
        <text:list-item>
          <text:p text:style-name="P4">server2client <text:span text:style-name="T4">Import nicht eindeutig</text:span><text:line-break/>from <text:span text:style-name="T3">server</text:span>.server import MyServerProtocol</text:p>
          <text:p text:style-name="P7"/>
        </text:list-item>
        <text:list-item>
          <text:p text:style-name="P8">Logging System<text:line-break/>in config logger.yml Config File und logger.py zum laden des yml Files</text:p>
          <text:p text:style-name="P9"/>
        </text:list-item>
        <text:list-item>
          <text:p text:style-name="P4">Server <text:line-break/>UI Loading Log Level auf Info reduziert<text:line-break/>uic.uiparser.logger.setLevel(logging.INFO)<text:line-break/>uic.properties.logger.setLevel(logging.INFO)</text:p>
          <text:p text:style-name="P10"/>
        </text:list-item>
        <text:list-item>
          <text:p text:style-name="P10">server.py aufgesplittet in module<text:line-break/>server.resources<text:line-break/>server.ui</text:p>
          <text:p text:style-name="P10"/>
        </text:list-item>
        <text:list-item>
          <text:p text:style-name="P10">module in das Logging system aufgenommen</text:p>
        </text:list-item>
      </text:list>
      <text:p text:style-name="P1"/>
      <text:p text:style-name="P1">-----------------------------</text:p>
      <text:p text:style-name="P1"/>
      <text:list xml:id="list5704195" text:style-name="L2">
        <text:list-item>
          <text:p text:style-name="P11">Client umgebaut</text:p>
          <text:p text:style-name="P11"/>
        </text:list-item>
        <text:list-item>
          <text:p text:style-name="P11">Chown in mutal_function so, dass server.pid NICHT verändert wird (gehört root:root)</text:p>
          <text:p text:style-name="P11"/>
        </text:list-item>
        <text:list-item>
          <text:p text:style-name="P12">Python Linter inkludiert, beginne mit linting</text:p>
        </text:list-item>
      </text:list>
      <text:p text:style-name="P13"/>
      <text:p text:style-name="P13"/>
      <text:p text:style-name="P13"/>
      <text:p text:style-name="P13"><text:span text:style-name="T5">twistd -l /home/student/.life/EXAM/client.log --pidfile /home/student/.life/EXAM/client.pid examclient -p 11411 -h 10.0.4.119 -i DebugUser -c 6285</text:span></text:p>
      <text:p text:style-name="P13"><text:span text:style-name="T5"/></text:p>
      <text:p text:style-name="P13"><text:span text:style-name="T5">-</text:span><text:span text:style-name="T6">n … no daemon, examclient </text:span><text:span text:style-name="T9">is the tap Name inside Service</text:span></text:p>
      <text:p text:style-name="P18">twistd -n --pidfile /home/student/.life/EXAM/client.pid <text:span text:style-name="T10">/home/student/Downloads/LIFE-Dev/life-exam/</text:span><text:span text:style-name="T7">examclient -p 11411 -h 10.0.4.119 -i DebugUser -c 6285 <text:s/></text:span></text:p>
      <text:p text:style-name="P14"><text:span text:style-name="T8"/></text:p>
      <text:p text:style-name="P15"><text:span text:style-name="T8">s</text:span><text:span text:style-name="T5">ee </text:span><text:a xlink:type="simple" xlink:href="https://twisted.readthedocs.io/en/twisted-19.10.0/core/howto/tap.html" text:style-name="Internet_20_link" text:visited-style-name="Visited_20_Internet_20_Link">https://twisted.readthedocs.io/en/twisted-19.10.0/core/howto/tap.html</text:a></text:p>
      <text:p text:style-name="P15"><text:span text:style-name="T5"/></text:p>
      <text:p text:style-name="P15"><text:span text:style-name="T8">t</text:span><text:span text:style-name="T5">wistd --help</text:span></text:p>
      <text:p text:style-name="P15"><text:span text:style-name="T5">sollte in den commands dein TapFile auflisten (examclient)</text:span></text:p>
      <text:p text:style-name="P15"><text:span text:style-name="T5"/></text:p>
      <text:p text:style-name="P15"><text:span text:style-name="T5">wisted 16.4 removed the feature of </text:span><text:span text:style-name="Source_20_Text"><text:span text:style-name="T13">twistd</text:span></text:span><text:span text:style-name="T5"> (and </text:span><text:span text:style-name="Source_20_Text"><text:span text:style-name="T13">trial</text:span></text:span><text:span text:style-name="T5"> and all other Twisted command line scripts) which caused it to add the current working directory to </text:span><text:span text:style-name="Source_20_Text"><text:span text:style-name="T13">sys.path</text:span></text:span><text:span text:style-name="T5">. If you were relying on your working directory to allow your code to be found when using a version of Twisted older than 16.4 (Debian Jessie includes 14.0.2) and you've </text:span><text:soft-page-break/><text:span text:style-name="T5">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13">PYTHONPATH</text:span></text:span><text:span text:style-name="T5"> directly.</text:span></text:p>
      <text:p text:style-name="P15"><text:span text:style-name="T5"/></text:p>
      <text:p text:style-name="P15"><text:span text:style-name="T5"/></text:p>
      <text:p text:style-name="P16"><text:span text:style-name="T5">sys.path</text:span></text:p>
      <text:p text:style-name="P16"><text:span text:style-name="T5"/></text:p>
      <text:p text:style-name="P16"><text:span text:style-name="T5">['/home/student/Downloads/LIFE-Dev/life-exam', '/home/student/Downloads/LIFE-Dev/life-exam', '/home/student/Downloads/LIFE-Dev/life-exam', '/home/student/Downloads/LIFE-Dev/life-exam/client', '/home/student/Downloads/LIFE-Dev/life-exam/twisted']</text:span></text:p>
      <text:p text:style-name="P16"><text:span text:style-name="T5"/></text:p>
      <text:p text:style-name="P17"><text:span text:style-name="T5">pip3 install virtualenv</text:span></text:p>
      <text:p text:style-name="P3"><text:span text:style-name="T11">virtualenv /home/</text:span><text:span text:style-name="T12">student</text:span><text:span text:style-name="T11">/python-test</text:span></text:p>
      <text:p text:style-name="P3"><text:span text:style-name="T11">source /home/</text:span><text:span text:style-name="T12">student</text:span><text:span text:style-name="T11">/python-test/bin/activate </text:span></text:p>
      <text:p text:style-name="P3"><text:span text:style-name="T11"/></text:p>
      <text:p text:style-name="P2"><text:span text:style-name="T11">P</text:span><text:span text:style-name="T5">ip3 Virtuell nun mit bin/pip3</text:span></text:p>
      <text:p text:style-name="P3"><text:span text:style-name="T11"/></text:p>
      <text:p text:style-name="P17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3.2$Linux_X86_64 LibreOffice_project/30$Build-2</meta:generator>
    <dc:date>2019-12-06T18:31:38.852071476</dc:date>
    <meta:editing-duration>PT54M19S</meta:editing-duration>
    <meta:editing-cycles>13</meta:editing-cycles>
    <meta:document-statistic meta:table-count="0" meta:image-count="0" meta:object-count="0" meta:page-count="2" meta:paragraph-count="23" meta:word-count="242" meta:character-count="2082" meta:non-whitespace-character-count="1871"/>
  </office:meta>
</office:document-meta>
</file>